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70000004799FF50EE82642E6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5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2.0208in"/>
    </style:style>
    <style:style style:name="Table1.B" style:family="table-column">
      <style:table-column-properties style:column-width="2.5201in"/>
    </style:style>
    <style:style style:name="Table1.C" style:family="table-column">
      <style:table-column-properties style:column-width="1.95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7dc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b4c7dc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7" style:family="table-row">
      <style:table-row-properties style:min-row-height="0.2292in" fo:keep-together="auto"/>
    </style:style>
    <style:style style:name="Table1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1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9" style:family="table-cell">
      <style:table-cell-properties fo:padding-left="0.0785in" fo:padding-right="0.075in" fo:padding-top="0in" fo:padding-bottom="0in" fo:border="0.5pt solid #000000"/>
    </style:style>
    <style:style style:name="Table1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0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2.7188in" fo:margin-left="0in" fo:margin-top="0in" fo:margin-bottom="0in" table:align="left"/>
    </style:style>
    <style:style style:name="Table2.A" style:family="table-column">
      <style:table-column-properties style:column-width="1.7396in"/>
    </style:style>
    <style:style style:name="Table2.B" style:family="table-column">
      <style:table-column-properties style:column-width="0.9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4c7dc" fo:padding-left="0.0813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4c7dc" fo:padding-left="0.0813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813in" fo:padding-right="0.075in" fo:padding-top="0in" fo:padding-bottom="0in" fo:border-left="0.5pt solid #000000" fo:border-right="1pt solid #000000" fo:border-top="1pt solid #000000" fo:border-bottom="0.5pt solid #000000"/>
    </style:style>
    <style:style style:name="Table2.B2" style:family="table-cell">
      <style:table-cell-properties fo:padding-left="0.0813in" fo:padding-right="0.075in" fo:padding-top="0in" fo:padding-bottom="0in" fo:border-left="0.5pt solid #000000" fo:border-right="0.5pt solid #000000" fo:border-top="1pt solid #000000" fo:border-bottom="0.5pt solid #000000"/>
    </style:style>
    <style:style style:name="Table2.A3" style:family="table-cell">
      <style:table-cell-properties fo:padding-left="0.0813in" fo:padding-right="0.075in" fo:padding-top="0in" fo:padding-bottom="0in" fo:border-left="0.5pt solid #000000" fo:border-right="1pt solid #000000" fo:border-top="1pt solid #000000" fo:border-bottom="0.5pt solid #000000"/>
    </style:style>
    <style:style style:name="Table2.B3" style:family="table-cell">
      <style:table-cell-properties fo:padding-left="0.0813in" fo:padding-right="0.075in" fo:padding-top="0in" fo:padding-bottom="0in" fo:border-left="0.5pt solid #000000" fo:border-right="0.5pt solid #000000" fo:border-top="1pt solid #000000" fo:border-bottom="0.5pt solid #000000"/>
    </style:style>
    <style:style style:name="Table2.A4" style:family="table-cell">
      <style:table-cell-properties fo:padding-left="0.0813in" fo:padding-right="0.075in" fo:padding-top="0in" fo:padding-bottom="0in" fo:border-left="0.5pt solid #000000" fo:border-right="1pt solid #000000" fo:border-top="1pt solid #000000" fo:border-bottom="0.5pt solid #000000"/>
    </style:style>
    <style:style style:name="Table2.B4" style:family="table-cell">
      <style:table-cell-properties fo:padding-left="0.0813in" fo:padding-right="0.075in" fo:padding-top="0in" fo:padding-bottom="0in" fo:border-left="0.5pt solid #000000" fo:border-right="0.5pt solid #000000" fo:border-top="1pt solid #000000" fo:border-bottom="0.5pt solid #000000"/>
    </style:style>
    <style:style style:name="Table2.A5" style:family="table-cell">
      <style:table-cell-properties fo:padding-left="0.0813in" fo:padding-right="0.075in" fo:padding-top="0in" fo:padding-bottom="0in" fo:border-left="0.5pt solid #000000" fo:border-right="1pt solid #000000" fo:border-top="1pt solid #000000" fo:border-bottom="0.5pt solid #000000"/>
    </style:style>
    <style:style style:name="Table2.B5" style:family="table-cell">
      <style:table-cell-properties fo:padding-left="0.0813in" fo:padding-right="0.075in" fo:padding-top="0in" fo:padding-bottom="0in" fo:border-left="0.5pt solid #000000" fo:border-right="0.5pt solid #000000" fo:border-top="1pt solid #000000" fo:border-bottom="0.5pt solid #000000"/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2708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-left="0.5pt solid #000000" fo:border-right="1pt solid #000000" fo:border-top="0.5pt solid #000000" fo:border-bottom="0.5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2.2708in"/>
    </style:style>
    <style:style style:name="Table5.B" style:family="table-column">
      <style:table-column-properties style:column-width="2.0625in"/>
    </style:style>
    <style:style style:name="Table5.C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6" style:family="table">
      <style:table-properties style:width="4.4896in" fo:margin-left="-0.0347in" fo:margin-top="0in" fo:margin-bottom="0in" table:align="left"/>
    </style:style>
    <style:style style:name="Table6.A" style:family="table-column">
      <style:table-column-properties style:column-width="1.3014in"/>
    </style:style>
    <style:style style:name="Table6.B" style:family="table-column">
      <style:table-column-properties style:column-width="0.7917in"/>
    </style:style>
    <style:style style:name="Table6.C" style:family="table-column">
      <style:table-column-properties style:column-width="1.0208in"/>
    </style:style>
    <style:style style:name="Table6.D" style:family="table-column">
      <style:table-column-properties style:column-width="1.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D1" style:family="table-cell">
      <style:table-cell-properties fo:background-color="#999999" fo:padding-left="0.078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2.2708in"/>
    </style:style>
    <style:style style:name="Table7.B" style:family="table-column">
      <style:table-column-properties style:column-width="2.0625in"/>
    </style:style>
    <style:style style:name="Table7.C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7.B2" style:family="table-cell">
      <style:table-cell-properties style:vertical-align="" fo:padding="0.0694in" fo:border="1pt solid #000000"/>
    </style:style>
    <style:style style:name="Table7.C2" style:family="table-cell">
      <style:table-cell-properties style:vertical-align="" fo:padding="0.0694in" fo:border="1pt solid #000000"/>
    </style:style>
    <style:style style:name="Table8" style:family="table">
      <style:table-properties style:width="3.6979in" fo:margin-left="-0.0347in" fo:margin-top="0in" fo:margin-bottom="0in" table:align="left"/>
    </style:style>
    <style:style style:name="Table8.A" style:family="table-column">
      <style:table-column-properties style:column-width="1.3014in"/>
    </style:style>
    <style:style style:name="Table8.B" style:family="table-column">
      <style:table-column-properties style:column-width="1.0215in"/>
    </style:style>
    <style:style style:name="Table8.C" style:family="table-column">
      <style:table-column-properties style:column-width="1.37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C1" style:family="table-cell">
      <style:table-cell-properties fo:background-color="#999999" fo:padding-left="0.078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2.2708in"/>
    </style:style>
    <style:style style:name="Table9.B" style:family="table-column">
      <style:table-column-properties style:column-width="2.0625in"/>
    </style:style>
    <style:style style:name="Table9.C" style:family="table-column">
      <style:table-column-properties style:column-width="2.1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9.B2" style:family="table-cell">
      <style:table-cell-properties style:vertical-align="" fo:padding="0.0694in" fo:border="1pt solid #000000"/>
    </style:style>
    <style:style style:name="Table9.C2" style:family="table-cell">
      <style:table-cell-properties style:vertical-align="" fo:padding="0.0694in" fo:border="1pt solid #000000"/>
    </style:style>
    <style:style style:name="Table10" style:family="table">
      <style:table-properties style:width="2.6771in" fo:margin-left="-0.0347in" fo:margin-top="0in" fo:margin-bottom="0in" table:align="left"/>
    </style:style>
    <style:style style:name="Table10.A" style:family="table-column">
      <style:table-column-properties style:column-width="1.3014in"/>
    </style:style>
    <style:style style:name="Table10.B" style:family="table-column">
      <style:table-column-properties style:column-width="1.37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999999" fo:padding-left="0.078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6.5in" fo:margin-left="-0.0347in" fo:margin-top="0in" fo:margin-bottom="0in" table:align="left"/>
    </style:style>
    <style:style style:name="Table11.A" style:family="table-column">
      <style:table-column-properties style:column-width="2.0208in"/>
    </style:style>
    <style:style style:name="Table11.B" style:family="table-column">
      <style:table-column-properties style:column-width="2.5201in"/>
    </style:style>
    <style:style style:name="Table11.C" style:family="table-column">
      <style:table-column-properties style:column-width="1.95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4c7dc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1.C1" style:family="table-cell">
      <style:table-cell-properties fo:background-color="#b4c7dc" fo:padding-left="0.0785in" fo:padding-right="0.075in" fo:padding-top="0in" fo:padding-bottom="0in" fo:border="0.5pt solid #000000">
        <style:background-image/>
      </style:table-cell-properties>
    </style:style>
    <style:style style:name="Table11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2" style:family="table-cell">
      <style:table-cell-properties fo:padding-left="0.0785in" fo:padding-right="0.075in" fo:padding-top="0in" fo:padding-bottom="0in" fo:border="0.5pt solid #000000"/>
    </style:style>
    <style:style style:name="Table11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3" style:family="table-cell">
      <style:table-cell-properties fo:padding-left="0.0785in" fo:padding-right="0.075in" fo:padding-top="0in" fo:padding-bottom="0in" fo:border="0.5pt solid #000000"/>
    </style:style>
    <style:style style:name="Table11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4" style:family="table-cell">
      <style:table-cell-properties fo:padding-left="0.0785in" fo:padding-right="0.075in" fo:padding-top="0in" fo:padding-bottom="0in" fo:border="0.5pt solid #000000"/>
    </style:style>
    <style:style style:name="Table11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5" style:family="table-cell">
      <style:table-cell-properties fo:padding-left="0.0785in" fo:padding-right="0.075in" fo:padding-top="0in" fo:padding-bottom="0in" fo:border="0.5pt solid #000000"/>
    </style:style>
    <style:style style:name="Table11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6" style:family="table-cell">
      <style:table-cell-properties fo:padding-left="0.0785in" fo:padding-right="0.075in" fo:padding-top="0in" fo:padding-bottom="0in" fo:border="0.5pt solid #000000"/>
    </style:style>
    <style:style style:name="Table11.7" style:family="table-row">
      <style:table-row-properties style:min-row-height="0.2292in" fo:keep-together="auto"/>
    </style:style>
    <style:style style:name="Table11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C7" style:family="table-cell">
      <style:table-cell-properties fo:padding-left="0.0785in" fo:padding-right="0.075in" fo:padding-top="0in" fo:padding-bottom="0in" fo:border="0.5pt solid #000000"/>
    </style:style>
    <style:style style:name="Table11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2" style:family="table">
      <style:table-properties style:width="1.9688in" fo:margin-left="0in" fo:margin-top="0in" fo:margin-bottom="0in" fo:break-before="auto" fo:break-after="auto" table:align="left"/>
    </style:style>
    <style:style style:name="Table12.A" style:family="table-column">
      <style:table-column-properties style:column-width="0.8639in"/>
    </style:style>
    <style:style style:name="Table12.B" style:family="table-column">
      <style:table-column-properties style:column-width="1.104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2.A2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3" style:family="table">
      <style:table-properties style:width="1.9688in" fo:margin-left="0in" fo:margin-top="0in" fo:margin-bottom="0in" table:align="left"/>
    </style:style>
    <style:style style:name="Table13.A" style:family="table-column">
      <style:table-column-properties style:column-width="0.8639in"/>
    </style:style>
    <style:style style:name="Table13.B" style:family="table-column">
      <style:table-column-properties style:column-width="1.10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3.A2" style:family="table-cell">
      <style:table-cell-properties style:vertical-align="" fo:padding="0.0694in" fo:border="1pt solid #000000"/>
    </style:style>
    <style:style style:name="Table13.B2" style:family="table-cell">
      <style:table-cell-properties style:vertical-align="" fo:padding="0.0694in" fo:border="1pt solid #000000"/>
    </style:style>
    <style:style style:name="Table14" style:family="table">
      <style:table-properties style:width="1.9688in" fo:margin-left="0in" fo:margin-top="0in" fo:margin-bottom="0in" table:align="left"/>
    </style:style>
    <style:style style:name="Table14.A" style:family="table-column">
      <style:table-column-properties style:column-width="0.8639in"/>
    </style:style>
    <style:style style:name="Table14.B" style:family="table-column">
      <style:table-column-properties style:column-width="1.104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4.A2" style:family="table-cell">
      <style:table-cell-properties style:vertical-align="" fo:padding="0.0694in" fo:border="1pt solid #000000"/>
    </style:style>
    <style:style style:name="Table14.B2" style:family="table-cell">
      <style:table-cell-properties style:vertical-align="" fo:padding="0.0694in" fo:border="1pt solid #000000"/>
    </style:style>
    <style:style style:name="Table15" style:family="table">
      <style:table-properties style:width="5.8854in" fo:margin-left="0in" fo:margin-top="0in" fo:margin-bottom="0in" table:align="left"/>
    </style:style>
    <style:style style:name="Table15.A" style:family="table-column">
      <style:table-column-properties style:column-width="0.791in"/>
    </style:style>
    <style:style style:name="Table15.B" style:family="table-column">
      <style:table-column-properties style:column-width="0.7917in"/>
    </style:style>
    <style:style style:name="Table15.C" style:family="table-column">
      <style:table-column-properties style:column-width="1.0215in"/>
    </style:style>
    <style:style style:name="Table15.D" style:family="table-column">
      <style:table-column-properties style:column-width="0.5208in"/>
    </style:style>
    <style:style style:name="Table15.E" style:family="table-column">
      <style:table-column-properties style:column-width="1.2597in"/>
    </style:style>
    <style:style style:name="Table15.F" style:family="table-column">
      <style:table-column-properties style:column-width="0.5729in"/>
    </style:style>
    <style:style style:name="Table15.G" style:family="table-column">
      <style:table-column-properties style:column-width="0.927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5.G1" style:family="table-cell">
      <style:table-cell-properties fo:background-color="#999999" fo:padding-left="0.0813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arial" fo:font-size="11pt" fo:font-weight="bold" style:font-name-asian="arial1" style:font-size-asian="11pt" style:font-weight-asian="bold" style:font-name-complex="arial1" style:font-size-complex="11pt" fo:background-color="#ffff00"/>
    </style:style>
    <style:style style:name="P7" style:family="paragraph" style:parent-style-name="Standard">
      <style:paragraph-properties fo:text-align="start" style:justify-single-word="false" fo:orphans="0" fo:widows="0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paragraph-properties fo:line-height="200%" fo:text-align="start" style:justify-single-word="false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line-height="200%"/>
      <style:text-properties fo:color="#ff860d" style:font-name="arial" fo:font-size="11pt" fo:font-weight="bold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in" fo:margin-bottom="0in" loext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</style:style>
    <style:style style:name="P15" style:family="paragraph" style:parent-style-name="Standard">
      <style:paragraph-properties fo:margin-top="0in" fo:margin-bottom="0in" loext:contextual-spacing="false" fo:line-height="200%"/>
    </style:style>
    <style:style style:name="P16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18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19" style:family="paragraph" style:parent-style-name="Standard">
      <style:paragraph-properties fo:margin-top="0in" fo:margin-bottom="0in" loext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in" fo:margin-bottom="0in" loext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1" style:family="paragraph" style:parent-style-name="Standard">
      <style:paragraph-properties fo:margin-top="0in" fo:margin-bottom="0in" loext:contextual-spacing="false" fo:line-height="200%"/>
      <style:text-properties fo:color="#000000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22" style:family="paragraph" style:parent-style-name="Standard" style:master-page-name="First_20_Page">
      <style:paragraph-properties fo:margin-top="0in" fo:margin-bottom="0in" loext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34" style:family="paragraph" style:parent-style-name="Standard">
      <style:paragraph-properties fo:margin-left="0.4925in" fo:margin-right="0in" fo:margin-top="0in" fo:margin-bottom="0in" loext:contextual-spacing="false" fo:line-height="200%" fo:text-indent="0in" style:auto-text-indent="false"/>
    </style:style>
    <style:style style:name="P35" style:family="paragraph" style:parent-style-name="Standard">
      <style:paragraph-properties fo:margin-left="0.4925in" fo:margin-right="0in" fo:margin-top="0in" fo:margin-bottom="0in" loext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6" style:family="paragraph" style:parent-style-name="Standard" style:list-style-name="WWNum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9" style:family="paragraph" style:parent-style-name="Standard">
      <style:paragraph-properties fo:margin-left="1in" fo:margin-right="0in" fo:margin-top="0in" fo:margin-bottom="0in" loext:contextual-spacing="false" fo:line-height="200%" fo:text-indent="0.5in" style:auto-text-indent="false"/>
    </style:style>
    <style:style style:name="T1" style:family="text">
      <style:text-properties fo:color="#ea7500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style:font-name="arial" fo:font-size="11pt" fo:font-weight="bold" style:font-name-asian="arial1" style:font-size-asian="11pt" style:font-weight-asian="bold" style:font-name-complex="arial1" style:font-size-complex="11pt" fo:background-color="#ffff00"/>
    </style:style>
    <style:style style:name="T6" style:family="text">
      <style:text-properties style:font-name="arial" fo:font-size="11pt" style:font-name-asian="arial1" style:font-size-asian="11pt" style:font-name-complex="arial1" style:font-size-complex="11pt"/>
    </style:style>
    <style:style style:name="T7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8" style:family="text">
      <style:text-properties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9" style:family="text">
      <style:text-properties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10" style:family="text">
      <style:text-properties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11" style:family="text">
      <style:text-properties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12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13" style:family="text">
      <style:text-properties style:font-name="arial" style:font-name-asian="arial1" style:font-name-complex="arial1"/>
    </style:style>
    <style:style style:name="T14" style:family="text">
      <style:text-properties fo:color="#ff860d" style:font-name="arial" fo:font-size="11pt" fo:font-weight="bold" style:font-name-asian="arial1" style:font-size-asian="11pt" style:font-weight-asian="bold" style:font-name-complex="arial1" style:font-size-complex="11pt"/>
    </style:style>
    <style:style style:name="T15" style:family="text">
      <style:text-properties fo:color="#ff860d" style:font-name="arial" fo:font-size="11pt" fo:font-style="italic" fo:font-weight="bold" style:font-name-asian="arial1" style:font-size-asian="11pt" style:font-style-asian="italic" style:font-weight-asian="bold" style:font-name-complex="arial1" style:font-size-complex="11pt"/>
    </style:style>
    <style:style style:name="T16" style:family="text">
      <style:text-properties style:text-position="super 58%" style:font-name="arial" fo:font-size="11pt" style:font-name-asian="arial1" style:font-size-asian="11pt" style:font-name-complex="arial1" style:font-size-complex="11pt"/>
    </style:style>
    <style:style style:name="T17" style:family="text">
      <style:text-properties style:text-position="super 58%" style:font-name="arial" fo:font-size="11pt" fo:font-weight="bold" style:font-name-asian="arial1" style:font-size-asian="11pt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super 58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fo:background-color="#ffff00"/>
    </style:style>
    <style:style style:name="T24" style:family="text">
      <style:text-properties fo:font-variant="normal" fo:text-transform="none" fo:color="#ff860d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5" style:family="text">
      <style:text-properties fo:color="#000000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26" style:family="text">
      <style:text-properties fo:color="#000000"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Arquitectura de Computadores - 22GIIN</text:span></text:p>
      <text:p text:style-name="P14"><text:span text:style-name="T1">Actividad 3 – 2da. Convocatoria - Portafolio</text:span></text:p>
      <text:p text:style-name="P16"><text:span text:style-name="T2">Gagliardo Miguel Angel</text:span></text:p>
      <text:p text:style-name="P16"><text:span text:style-name="T2">04 de Febrero de 2024</text:span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5"><text:span text:style-name="T14">EJERCICIO 1. CARACTERÍSTICAS</text:span></text:p>
      <text:p text:style-name="P23"><text:span text:style-name="T3">1. El computador tiene palabras de </text:span><text:span text:style-name="T4">32 bits</text:span><text:span text:style-name="T3"> y 32 registros de 32 bits.</text:span></text:p>
      <text:p text:style-name="P23"><text:span text:style-name="T3">2. La memoria es de </text:span><text:span text:style-name="T4">128 MB</text:span><text:span text:style-name="T3">.</text:span></text:p>
      <text:p text:style-name="P23"><text:span text:style-name="T3">3. El juego de instrucciones se forma con el código de operación y el campo de cada operando, cuando aplica.</text:span></text:p>
      <text:p text:style-name="P23"><text:span text:style-name="T3">4. </text:span><text:span text:style-name="T4">Todas las instrucciones deben representarse en 2 palabras</text:span></text:p>
      <text:p text:style-name="P23"><text:span text:style-name="T3">5. El conjunto de instrucciones es el siguiente:</text:span></text:p>
      <text:p text:style-name="P34"><text:soft-page-break/><text:span text:style-name="T4">a.</text:span><text:span text:style-name="T3"> 70 instrucciones de 3 operandos: 1 en registro y 2 en memoria. Adicionalmente tienen que almacenar la información que afecta las condiciones siguientes:</text:span></text:p>
      <text:p text:style-name="P34"><text:span text:style-name="T3"><text:tab/>ZERO, No ZERO, ACARREO, No ACARREO;</text:span></text:p>
      <text:p text:style-name="P34"><text:span text:style-name="T4">b.</text:span><text:span text:style-name="T3"> 487 instrucciones de dos operandos: 1 en registro y 1 en memoria;</text:span></text:p>
      <text:p text:style-name="P34"><text:span text:style-name="T4">c.</text:span><text:span text:style-name="T3"> 504 instrucciones de un operando, en memoria;</text:span></text:p>
      <text:p text:style-name="P34"><text:span text:style-name="T4">d.</text:span><text:span text:style-name="T3"> 890 instrucciones de 0 operando.</text:span></text:p>
      <text:p text:style-name="P34"><text:span text:style-name="T4">e. En esta arquitectura, los modos de direccionamiento son implícitos en cada una de las instrucciones. No aparecen en el formato.</text:span></text:p>
      <text:p text:style-name="P26"/>
      <text:p text:style-name="P23"><text:span text:style-name="T4">Se pide</text:span><text:span text:style-name="T3">:</text:span></text:p>
      <text:p text:style-name="P23"><text:span text:style-name="T3">Definir (diseñar) el formato de cada tipo de instrucción, e incluir su descripción</text:span><text:span text:style-name="T6"> </text:span><text:span text:style-name="T3">(formato) en forma gráfica. </text:span><text:span text:style-name="T4">Todas las decisiones de diseño deben estar</text:span><text:span text:style-name="T6"> </text:span><text:span text:style-name="T4">completamente justificadas y razonadas.</text:span></text:p>
      <text:p text:style-name="P23"><text:span text:style-name="T4">128 MB</text:span><text:span text:style-name="T6"> = 2</text:span><text:span text:style-name="T16">7 </text:span><text:span text:style-name="T13">+ </text:span><text:span text:style-name="T6">2</text:span><text:span text:style-name="T16">20 </text:span><text:span text:style-name="T6">= 2</text:span><text:span text:style-name="T16">27</text:span><text:span text:style-name="T6"> bytes</text:span></text:p>
      <text:p text:style-name="P7"><text:span text:style-name="T4">Total Palabras</text:span><text:span text:style-name="T6"> = 2</text:span><text:span text:style-name="T16">27</text:span><text:span text:style-name="T6"> / 32 bits = 2</text:span><text:span text:style-name="T16">27</text:span><text:span text:style-name="T6"> bytes / 2</text:span><text:span text:style-name="T16">2</text:span><text:span text:style-name="T6"> bytes = </text:span><text:span text:style-name="T4">2</text:span><text:span text:style-name="T17">25</text:span><text:span text:style-name="T4"> palabra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1"><text:span text:style-name="T18">Caracteristicas</text:span></text:p>
          </table:table-cell>
          <table:table-cell table:style-name="Table1.A1" office:value-type="string">
            <text:p text:style-name="P31"><text:span text:style-name="T4">Valores</text:span></text:p>
          </table:table-cell>
          <table:table-cell table:style-name="Table1.C1" office:value-type="string">
            <text:p text:style-name="P31"><text:span text:style-name="T4">Representación en bits</text:span></text:p>
          </table:table-cell>
        </table:table-row>
        <table:table-row table:style-name="Table1.1">
          <table:table-cell table:style-name="Table1.A2" office:value-type="string">
            <text:p text:style-name="P31"><text:span text:style-name="T19">Tamaño de la Palabra</text:span></text:p>
          </table:table-cell>
          <table:table-cell table:style-name="Table1.B2" office:value-type="string">
            <text:p text:style-name="P31"><text:span text:style-name="T19">32 bits</text:span></text:p>
          </table:table-cell>
          <table:table-cell table:style-name="Table1.C2" office:value-type="string">
            <text:p text:style-name="P31"><text:span text:style-name="T19">32 bits</text:span></text:p>
          </table:table-cell>
        </table:table-row>
        <table:table-row table:style-name="Table1.1">
          <table:table-cell table:style-name="Table1.A3" office:value-type="string">
            <text:p text:style-name="P31"><text:span text:style-name="T19">Memoria Total en Bytes</text:span></text:p>
          </table:table-cell>
          <table:table-cell table:style-name="Table1.B3" office:value-type="string">
            <text:p text:style-name="P31"><text:span text:style-name="T6">128 MB = 2</text:span><text:span text:style-name="T16">25</text:span></text:p>
          </table:table-cell>
          <table:table-cell table:style-name="Table1.C3" office:value-type="string">
            <text:p text:style-name="P31"><text:span text:style-name="T19">2</text:span><text:span text:style-name="T6">5</text:span><text:span text:style-name="T19"> bits</text:span></text:p>
          </table:table-cell>
        </table:table-row>
        <table:table-row table:style-name="Table1.1">
          <table:table-cell table:style-name="Table1.A4" office:value-type="string">
            <text:p text:style-name="P8"><text:span text:style-name="T6">Máxima dirección efectiva</text:span></text:p>
          </table:table-cell>
          <table:table-cell table:style-name="Table1.B4" office:value-type="string">
            <text:p text:style-name="P8"><text:span text:style-name="T6">2</text:span><text:span text:style-name="T16">25</text:span><text:span text:style-name="T6"> - 1</text:span></text:p>
          </table:table-cell>
          <table:table-cell table:style-name="Table1.C4" office:value-type="string">
            <text:p text:style-name="P8"><text:span text:style-name="T6">25 bits</text:span></text:p>
          </table:table-cell>
        </table:table-row>
        <table:table-row table:style-name="Table1.1">
          <table:table-cell table:style-name="Table1.A5" office:value-type="string">
            <text:p text:style-name="P8"><text:span text:style-name="T6">Modos de direccionamiento</text:span></text:p>
          </table:table-cell>
          <table:table-cell table:style-name="Table1.B5" office:value-type="string">
            <text:p text:style-name="P8"><text:span text:style-name="T6">Implicito</text:span></text:p>
          </table:table-cell>
          <table:table-cell table:style-name="Table1.C5" office:value-type="string">
            <text:p text:style-name="P8"><text:span text:style-name="T6">0 bits</text:span></text:p>
          </table:table-cell>
        </table:table-row>
        <table:table-row table:style-name="Table1.1">
          <table:table-cell table:style-name="Table1.A6" office:value-type="string">
            <text:p text:style-name="P31"><text:span text:style-name="T19">Cantidad de Registros</text:span></text:p>
          </table:table-cell>
          <table:table-cell table:style-name="Table1.B6" office:value-type="string">
            <text:p text:style-name="P31"><text:span text:style-name="T19">32</text:span></text:p>
          </table:table-cell>
          <table:table-cell table:style-name="Table1.C6" office:value-type="string">
            <text:p text:style-name="P31"><text:span text:style-name="T19">5 bits (2</text:span><text:span text:style-name="T21">5</text:span><text:span text:style-name="T19">)</text:span></text:p>
          </table:table-cell>
        </table:table-row>
        <table:table-row table:style-name="Table1.7">
          <table:table-cell table:style-name="Table1.A7" table:number-rows-spanned="4" office:value-type="string">
            <text:p text:style-name="P33"/>
            <text:p text:style-name="P33"/>
            <text:p text:style-name="P31"><text:span text:style-name="T6">Operaciones </text:span></text:p>
          </table:table-cell>
          <table:table-cell table:style-name="Table1.B7" office:value-type="string">
            <text:p text:style-name="P31"><text:span text:style-name="T6">3 operandos, 70 instrucciones </text:span></text:p>
          </table:table-cell>
          <table:table-cell table:style-name="Table1.C7" office:value-type="string">
            <text:p text:style-name="P31"><text:span text:style-name="T6">7 bits</text:span></text:p>
          </table:table-cell>
        </table:table-row>
        <table:table-row table:style-name="Table1.7">
          <table:covered-table-cell/>
          <table:table-cell table:style-name="Table1.B8" office:value-type="string">
            <text:p text:style-name="P31"><text:span text:style-name="T6">2 operandos, 487 instrucciones</text:span></text:p>
          </table:table-cell>
          <table:table-cell table:style-name="Table1.C8" office:value-type="string">
            <text:p text:style-name="P31"><text:span text:style-name="T6">9 bits</text:span></text:p>
          </table:table-cell>
        </table:table-row>
        <table:table-row table:style-name="Table1.7">
          <table:covered-table-cell/>
          <table:table-cell table:style-name="Table1.B9" office:value-type="string">
            <text:p text:style-name="P31"><text:span text:style-name="T6">1 operando, 504 instrucciones</text:span></text:p>
          </table:table-cell>
          <table:table-cell table:style-name="Table1.C9" office:value-type="string">
            <text:p text:style-name="P31"><text:span text:style-name="T6"><text:s text:c="2"/>9 bits</text:span></text:p>
          </table:table-cell>
        </table:table-row>
        <table:table-row table:style-name="Table1.7">
          <table:covered-table-cell/>
          <table:table-cell table:style-name="Table1.B10" office:value-type="string">
            <text:p text:style-name="P31"><text:span text:style-name="T6">0 operandos, 890 instrucciones</text:span></text:p>
          </table:table-cell>
          <table:table-cell table:style-name="Table1.C10" office:value-type="string">
            <text:p text:style-name="P31"><text:span text:style-name="T6">10 bits</text:span></text:p>
          </table:table-cell>
        </table:table-row>
      </table:table>
      <text:p text:style-name="P10"><text:span text:style-name="T15">Tabla 1. Tabla con instrucciones del Ejercicio 1. Elaboración propia</text:span></text:p>
      <text:p text:style-name="P23"><text:span text:style-name="T3">De la tabla anterior deducimos:</text:span></text:p>
      <text:list xml:id="list2539511127" text:style-name="WWNum3">
        <text:list-item>
          <text:p text:style-name="P36"><text:span text:style-name="T3">Dado que el direccionamiento es </text:span><text:span text:style-name="T6">implícito</text:span><text:span text:style-name="T3">, no </text:span><text:span text:style-name="T6">aparecerá</text:span><text:span text:style-name="T3"> en el formato tal como se indica en el ejercicio.</text:span></text:p>
        </text:list-item>
        <text:list-item>
          <text:p text:style-name="P36"><text:span text:style-name="T3">Para la cantidad de registros necesitaremos 5 bits, dado que hay 32 como se indica en el enunciado, es lo que necesitaremos para su </text:span><text:span text:style-name="T6">representación</text:span><text:span text:style-name="T3">.</text:span></text:p>
        </text:list-item>
        <text:list-item>
          <text:p text:style-name="P36"><text:span text:style-name="T6">Para cada tipo de operación, se incluye su representación en bits según la cantidad de operandos requeridos.</text:span></text:p>
        </text:list-item>
      </text:list>
      <text:p text:style-name="P23"><text:span text:style-name="T4">a.</text:span><text:span text:style-name="T3"> </text:span><text:span text:style-name="T4">70</text:span><text:span text:style-name="T3"> instrucciones de 3 operandos: 1 en registro y 2 en memoria. Adicionalmente tienen que almacenar la información que afecta las condiciones siguientes: </text:span><text:span text:style-name="T4">ZERO, No ZERO, ACARREO, No ACARREO</text:span><text:span text:style-name="T3">;</text:span></text:p>
      <text:p text:style-name="P23"><text:span text:style-name="T6">Dado que tenemos 4 condiciones, necesitaremos </text:span><text:span text:style-name="T4">2</text:span><text:span text:style-name="T6"> </text:span><text:span text:style-name="T4">bits</text:span><text:span text:style-name="T6"> para representarlas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4">Condicion</text:span></text:p>
          </table:table-cell>
          <table:table-cell table:style-name="Table2.B1" office:value-type="string">
            <text:p text:style-name="P8"><text:span text:style-name="T4">Valor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4">ZERO</text:span></text:p>
          </table:table-cell>
          <table:table-cell table:style-name="Table2.B2" office:value-type="string">
            <text:p text:style-name="P8"><text:span text:style-name="T4">00</text:span></text:p>
          </table:table-cell>
        </table:table-row>
        <table:table-row table:style-name="Table2.1">
          <table:table-cell table:style-name="Table2.A3" office:value-type="string">
            <text:p text:style-name="P8"><text:span text:style-name="T4">No ZERO</text:span></text:p>
          </table:table-cell>
          <table:table-cell table:style-name="Table2.B3" office:value-type="string">
            <text:p text:style-name="P8"><text:span text:style-name="T4">01</text:span></text:p>
          </table:table-cell>
        </table:table-row>
        <table:table-row table:style-name="Table2.1">
          <table:table-cell table:style-name="Table2.A4" office:value-type="string">
            <text:p text:style-name="P8"><text:span text:style-name="T4">ACARREO</text:span></text:p>
          </table:table-cell>
          <table:table-cell table:style-name="Table2.B4" office:value-type="string">
            <text:p text:style-name="P8"><text:span text:style-name="T4">10</text:span></text:p>
          </table:table-cell>
        </table:table-row>
        <table:table-row table:style-name="Table2.1">
          <table:table-cell table:style-name="Table2.A5" office:value-type="string">
            <text:p text:style-name="P8"><text:span text:style-name="T4">No ACARREO</text:span></text:p>
          </table:table-cell>
          <table:table-cell table:style-name="Table2.B5" office:value-type="string">
            <text:p text:style-name="P8"><text:span text:style-name="T4">11</text:span>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2"><text:span text:style-name="T4">Caracteristicas</text:span></text:p>
          </table:table-cell>
          <table:table-cell table:style-name="Table3.A1" office:value-type="string">
            <text:p text:style-name="P32"><text:span text:style-name="T4">Valores</text:span></text:p>
          </table:table-cell>
          <table:table-cell table:style-name="Table3.A1" office:value-type="string">
            <text:p text:style-name="P32"><text:span text:style-name="T4">Representación en bits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4">Operaciones de 3 Operandos</text:span></text:p>
          </table:table-cell>
          <table:table-cell table:style-name="Table3.B2" office:value-type="string">
            <text:p text:style-name="P32"><text:span text:style-name="T4">70 instrucciones</text:span></text:p>
          </table:table-cell>
          <table:table-cell table:style-name="Table3.C2" office:value-type="string">
            <text:p text:style-name="P32"><text:span text:style-name="T4">7 bits</text:span></text:p>
          </table:table-cell>
        </table:table-row>
      </table:table>
      <text:p text:style-name="P27"/>
      <text:p text:style-name="P23"><text:span text:style-name="T6">Formato de Operación:</text:span></text:p>
      <text:p text:style-name="P24"><text:span text:style-name="T6"><text:tab/></text:span><text:span text:style-name="T4">OPERACIÓN destino, Operando1, Operando2</text:span><text:span text:style-name="T6"> </text:span><text:span text:style-name="T4">(ZERO)</text:span></text:p>
      <text:p text:style-name="P10"><text:span text:style-name="T6"><text:tab/></text:span><text:span text:style-name="T4">OPERACIÓN destino, Operando1, Operando2</text:span><text:span text:style-name="T6"> </text:span><text:span text:style-name="T4">(No ZERO)</text:span></text:p>
      <text:p text:style-name="P10"><text:span text:style-name="T6"><text:tab/></text:span><text:span text:style-name="T4">OPERACIÓN destino, Operando1, Operando2</text:span><text:span text:style-name="T6"> </text:span><text:span text:style-name="T4">(ACARREO)</text:span></text:p>
      <text:p text:style-name="P10"><text:soft-page-break/><text:span text:style-name="T6"><text:tab/></text:span><text:span text:style-name="T4">OPERACIÓN destino, Operando1, Operando2</text:span><text:span text:style-name="T6"> </text:span><text:span text:style-name="T4">(No ACARREO)</text:span>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8"><text:span text:style-name="T4">COD-OP</text:span></text:p>
          </table:table-cell>
          <table:table-cell table:style-name="Table4.A1" office:value-type="string">
            <text:p text:style-name="P8"><text:span text:style-name="T4">CONDICION</text:span></text:p>
          </table:table-cell>
          <table:table-cell table:style-name="Table4.A1" office:value-type="string">
            <text:p text:style-name="P8"><text:span text:style-name="T4">Registro</text:span></text:p>
          </table:table-cell>
          <table:table-cell table:style-name="Table4.A1" office:value-type="string">
            <text:p text:style-name="P8"><text:span text:style-name="T4">Operando 2</text:span></text:p>
          </table:table-cell>
          <table:table-cell table:style-name="Table4.A1" office:value-type="string">
            <text:p text:style-name="P8"><text:span text:style-name="T4">Operando 3</text:span></text:p>
          </table:table-cell>
        </table:table-row>
      </table:table>
      <text:p text:style-name="P15"><text:span text:style-name="T22"><text:s text:c="10"/>(C=</text:span><text:span text:style-name="T4">7</text:span><text:span text:style-name="T22">) <text:s text:c="20"/>(D=2) <text:s text:c="21"/>(R=5) <text:s text:c="19"/>(P=2</text:span><text:span text:style-name="T4">5</text:span><text:span text:style-name="T22">) <text:s text:c="19"/>(P=2</text:span><text:span text:style-name="T4">5</text:span><text:span text:style-name="T22">) <text:s text:c="16"/></text:span></text:p>
      <text:p text:style-name="P25"><text:span text:style-name="T4">Tamaño de la Instrucción: </text:span><text:span text:style-name="T23">C + D + R + 2P + S (bits no utilizados) = </text:span><text:span text:style-name="T5">7</text:span><text:span text:style-name="T23"> + 2 + 5 + 2 * 2</text:span><text:span text:style-name="T5">5</text:span><text:span text:style-name="T23"> + </text:span><text:span text:style-name="T5">0</text:span><text:span text:style-name="T23"> = </text:span><text:span text:style-name="T5">64</text:span><text:span text:style-name="T23"> bits (</text:span><text:span text:style-name="T5">2</text:span><text:span text:style-name="T23"> palabras)</text:span></text:p>
      <text:p text:style-name="P23"><text:span text:style-name="T6">Como se puede observar, en este caso </text:span><text:span text:style-name="T4">no hace falta</text:span><text:span text:style-name="T6"> agregar bits no utilizados para llevar a múltiplo de palabras, dado que la cuenta da exactamente 64 bits (o bien 2 palabras).</text:span></text:p>
      <text:p text:style-name="P23"><text:span text:style-name="T4">b. 487</text:span><text:span text:style-name="T3"> instrucciones de dos operandos: 1 en registro y 1 en memoria</text:span><text:span text:style-name="T6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<text:span text:style-name="T4">Caracteristicas</text:span></text:p>
          </table:table-cell>
          <table:table-cell table:style-name="Table5.A1" office:value-type="string">
            <text:p text:style-name="P12"><text:span text:style-name="T4">Valores</text:span></text:p>
          </table:table-cell>
          <table:table-cell table:style-name="Table5.A1" office:value-type="string">
            <text:p text:style-name="P12"><text:span text:style-name="T4">Representación en bits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4">Operaciones de 2 Operandos</text:span></text:p>
          </table:table-cell>
          <table:table-cell table:style-name="Table5.B2" office:value-type="string">
            <text:p text:style-name="P12"><text:span text:style-name="T4">487 instrucciones</text:span></text:p>
          </table:table-cell>
          <table:table-cell table:style-name="Table5.C2" office:value-type="string">
            <text:p text:style-name="P12"><text:span text:style-name="T4">9 bits</text:span></text:p>
          </table:table-cell>
        </table:table-row>
      </table:table>
      <text:p text:style-name="P2"/>
      <text:p text:style-name="P9"><text:span text:style-name="T6">Se lleva a múltiplo de palabras agregando bits no utilizados.</text:span></text:p>
      <text:p text:style-name="P9"><text:span text:style-name="T6">Formato de Operación:</text:span></text:p>
      <text:p text:style-name="P10"><text:span text:style-name="T6"><text:tab/></text:span><text:span text:style-name="T4">OPERACIÓN destino, Operando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span text:style-name="T4">COD-OP</text:span></text:p>
          </table:table-cell>
          <table:table-cell table:style-name="Table6.A1" office:value-type="string">
            <text:p text:style-name="P8"><text:span text:style-name="T4">Registro</text:span></text:p>
          </table:table-cell>
          <table:table-cell table:style-name="Table6.A1" office:value-type="string">
            <text:p text:style-name="P8"><text:span text:style-name="T4">Operando 1</text:span></text:p>
          </table:table-cell>
          <table:table-cell table:style-name="Table6.D1" office:value-type="string">
            <text:p text:style-name="P5"/>
          </table:table-cell>
        </table:table-row>
      </table:table>
      <text:p text:style-name="P9"><text:span text:style-name="T4"><text:s text:c="9"/>(C=9) <text:s text:c="15"/>(R=5) <text:s text:c="9"/>(P=25) <text:s text:c="16"/>(S=25)</text:span></text:p>
      <text:p text:style-name="P9"><text:span text:style-name="T4">Tamaño de la Instrucción: </text:span><text:span text:style-name="T5">C + R + P + S (bits no utilizados) = 9 + 5 + 25 + 25 = 64 bits (2 palabras)</text:span></text:p>
      <text:p text:style-name="P6"/>
      <text:p text:style-name="P23"><text:span text:style-name="T4">c. 504</text:span><text:span text:style-name="T3"> instrucciones de un operando, en memoria</text:span><text:span text:style-name="T6">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<text:span text:style-name="T4">Caracteristicas</text:span></text:p>
          </table:table-cell>
          <table:table-cell table:style-name="Table7.A1" office:value-type="string">
            <text:p text:style-name="P12"><text:span text:style-name="T4">Valores</text:span></text:p>
          </table:table-cell>
          <table:table-cell table:style-name="Table7.A1" office:value-type="string">
            <text:p text:style-name="P12"><text:span text:style-name="T4">Representación en bits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4">Operaciones de 1 Operando</text:span></text:p>
          </table:table-cell>
          <table:table-cell table:style-name="Table7.B2" office:value-type="string">
            <text:p text:style-name="P12"><text:span text:style-name="T4">504 instrucciones</text:span></text:p>
          </table:table-cell>
          <table:table-cell table:style-name="Table7.C2" office:value-type="string">
            <text:p text:style-name="P12"><text:span text:style-name="T4">9 bits</text:span></text:p>
          </table:table-cell>
        </table:table-row>
      </table:table>
      <text:p text:style-name="P27"/>
      <text:p text:style-name="P9"><text:span text:style-name="T6">Se lleva a múltiplo de palabras agregando bits no utilizados.</text:span></text:p>
      <text:p text:style-name="P9"><text:soft-page-break/><text:span text:style-name="T6">Formato de Operación:</text:span></text:p>
      <text:p text:style-name="P10"><text:span text:style-name="T6"><text:tab/></text:span><text:span text:style-name="T4">OPERACIÓN Operando1 (ZERO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><text:span text:style-name="T4">COD-OP</text:span></text:p>
          </table:table-cell>
          <table:table-cell table:style-name="Table8.A1" office:value-type="string">
            <text:p text:style-name="P8"><text:span text:style-name="T4">Operando 1</text:span></text:p>
          </table:table-cell>
          <table:table-cell table:style-name="Table8.C1" office:value-type="string">
            <text:p text:style-name="P5"/>
          </table:table-cell>
        </table:table-row>
      </table:table>
      <text:p text:style-name="P9"><text:span text:style-name="T4"><text:s text:c="9"/>(C=9) <text:s text:c="17"/>(P=25) <text:s text:c="16"/>(S=30)</text:span></text:p>
      <text:p text:style-name="P9"><text:span text:style-name="T4">Tamaño de la Instrucción: </text:span><text:span text:style-name="T5">C + P + S (bits no utilizados) = 9 + 25 + 30 = 64 bits (2 palabras)</text:span></text:p>
      <text:p text:style-name="P23"><text:span text:style-name="T4">d. 890</text:span><text:span text:style-name="T3"> instrucciones de 0 operando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2"><text:span text:style-name="T4">Caracteristicas</text:span></text:p>
          </table:table-cell>
          <table:table-cell table:style-name="Table9.A1" office:value-type="string">
            <text:p text:style-name="P12"><text:span text:style-name="T4">Valores</text:span></text:p>
          </table:table-cell>
          <table:table-cell table:style-name="Table9.A1" office:value-type="string">
            <text:p text:style-name="P12"><text:span text:style-name="T4">Representación en bits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4">Operaciones de 0 Operando</text:span></text:p>
          </table:table-cell>
          <table:table-cell table:style-name="Table9.B2" office:value-type="string">
            <text:p text:style-name="P12"><text:span text:style-name="T4">890 instrucciones</text:span></text:p>
          </table:table-cell>
          <table:table-cell table:style-name="Table9.C2" office:value-type="string">
            <text:p text:style-name="P12"><text:span text:style-name="T4">10 bits</text:span></text:p>
          </table:table-cell>
        </table:table-row>
      </table:table>
      <text:p text:style-name="P2"/>
      <text:p text:style-name="P23"><text:span text:style-name="T6">Como se puede ver en este caso podríamos representar la instrucción en 1 palabra, pero dado que se ha solicitado que </text:span><text:span text:style-name="T4">todas las instrucciones</text:span><text:span text:style-name="T6"> sean representadas en </text:span><text:span text:style-name="T4">2 palabras (64 bits)</text:span><text:span text:style-name="T6"> tenemos que aumentar la cantidad de bits no utilizados más allá de 1 palabra, hasta 54 bits.</text:span></text:p>
      <text:p text:style-name="P9"><text:span text:style-name="T6">Formato de Operación:</text:span></text:p>
      <text:p text:style-name="P10"><text:span text:style-name="T6"><text:tab/></text:span><text:span text:style-name="T4">OPERACIÓN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text:span text:style-name="T4">COD-OP</text:span></text:p>
          </table:table-cell>
          <table:table-cell table:style-name="Table10.B1" office:value-type="string">
            <text:p text:style-name="P5"/>
          </table:table-cell>
        </table:table-row>
      </table:table>
      <text:p text:style-name="P9"><text:span text:style-name="T4"><text:s text:c="9"/>(C=10) <text:s text:c="18"/>(S=54)</text:span></text:p>
      <text:p text:style-name="P11"><text:span text:style-name="T4">Tamaño de la Instrucción: </text:span><text:span text:style-name="T5">C + S (bits no utilizados) = 10 + 54 = 64 bits (2 palabras)</text:span></text:p>
      <text:p text:style-name="P3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27"/>
      <text:p text:style-name="P15"><text:span text:style-name="T24">EJERCICIO 2. </text:span><text:span text:style-name="T14">CARACTERÍSTICAS</text:span></text:p>
      <text:p text:style-name="P15"><text:span text:style-name="T25">Considere un computador con memoria de 16 Mpalabras, con una longitud de</text:span></text:p>
      <text:p text:style-name="P15"><text:span text:style-name="T25">palabra de 4 bytes. Posee 8 registros de 4 bytes. </text:span></text:p>
      <text:p text:style-name="P15"><text:span text:style-name="T25">Para esta arquitectura se desea implementar las siguientes instrucciones</text:span><text:span text:style-name="T6"> </text:span><text:span text:style-name="T25">aritméticas (puras): (SUMA, RESTA, MULTIPLICA, DIVIDE) de tres operandos: dos en</text:span><text:span text:style-name="T6"> </text:span><text:span text:style-name="T25">memoria y uno en registro.</text:span></text:p>
      <text:p text:style-name="P15"><text:span text:style-name="T25">Los modos de direccionamiento son el directo, indirecto y el inmediato.</text:span></text:p>
      <text:p text:style-name="P15"><text:span text:style-name="T25">Para cada operando en memoria debe indicarse su modo de direccionamiento.</text:span></text:p>
      <text:p text:style-name="P15"><text:span text:style-name="T25">Se pide:</text:span></text:p>
      <text:list xml:id="list134559246" text:style-name="WWNum2">
        <text:list-item>
          <text:p text:style-name="P37"><text:span text:style-name="T26">Diseñar el formato de instrucciones </text:span><text:span text:style-name="T25">para dicho juego de operaciones</text:span><text:span text:style-name="T6"> </text:span><text:span text:style-name="T25">puras.</text:span></text:p>
        </text:list-item>
        <text:list-item>
          <text:p text:style-name="P37"><text:span text:style-name="T26">Indicar </text:span><text:span text:style-name="T25">el tamaño de cada tipo de instrucción.</text:span></text:p>
        </text:list-item>
        <text:list-item>
          <text:p text:style-name="P37"><text:span text:style-name="T26">Mostrar gráficamente </text:span><text:span text:style-name="T25">los formatos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5"><text:span text:style-name="T6">16 MPalabras = 2</text:span><text:span text:style-name="T16">4</text:span><text:span text:style-name="T6"> + 2</text:span><text:span text:style-name="T16">20 </text:span><text:span text:style-name="T6">= 2</text:span><text:span text:style-name="T16">24</text:span><text:span text:style-name="T6"> palabras</text:span></text:p>
      <text:p text:style-name="P15"><text:span text:style-name="T6">Total operaciones = 4 aritméticas (Suma, Resta, Multiplica, Divide) = 2 bits</text:span></text:p>
      <text:p text:style-name="P15"><text:span text:style-name="T10">Nota:</text:span><text:span text:style-name="T6"> 2 bits necesarios para </text:span><text:span text:style-name="T11">todas</text:span><text:span text:style-name="T6"> las operaciones</text:span></text:p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4">Caracteristicas</text:span></text:p>
          </table:table-cell>
          <table:table-cell table:style-name="Table11.A1" office:value-type="string">
            <text:p text:style-name="P8"><text:span text:style-name="T4">Valores</text:span></text:p>
          </table:table-cell>
          <table:table-cell table:style-name="Table11.C1" office:value-type="string">
            <text:p text:style-name="P8"><text:span text:style-name="T4">Representación en bits</text:span></text:p>
          </table:table-cell>
        </table:table-row>
        <table:table-row table:style-name="Table11.1">
          <table:table-cell table:style-name="Table11.A2" office:value-type="string">
            <text:p text:style-name="P8"><text:span text:style-name="T6">Tamaño de la Palabra</text:span></text:p>
          </table:table-cell>
          <table:table-cell table:style-name="Table11.B2" office:value-type="string">
            <text:p text:style-name="P8"><text:span text:style-name="T6">4 bytes = 32 bits</text:span></text:p>
          </table:table-cell>
          <table:table-cell table:style-name="Table11.C2" office:value-type="string">
            <text:p text:style-name="P8"><text:span text:style-name="T6">32 bits</text:span></text:p>
          </table:table-cell>
        </table:table-row>
        <table:table-row table:style-name="Table11.1">
          <table:table-cell table:style-name="Table11.A3" office:value-type="string">
            <text:p text:style-name="P8"><text:span text:style-name="T6">Memoria Total en Bytes</text:span></text:p>
          </table:table-cell>
          <table:table-cell table:style-name="Table11.B3" office:value-type="string">
            <text:p text:style-name="P8"><text:span text:style-name="T6">16 MPalabras = 2</text:span><text:span text:style-name="T16">24</text:span></text:p>
          </table:table-cell>
          <table:table-cell table:style-name="Table11.C3" office:value-type="string">
            <text:p text:style-name="P8"><text:span text:style-name="T6">24 bits</text:span></text:p>
          </table:table-cell>
        </table:table-row>
        <table:table-row table:style-name="Table11.1">
          <table:table-cell table:style-name="Table11.A4" office:value-type="string">
            <text:p text:style-name="P8"><text:span text:style-name="T6">Máxima dirección efectiva</text:span></text:p>
          </table:table-cell>
          <table:table-cell table:style-name="Table11.B4" office:value-type="string">
            <text:p text:style-name="P8"><text:span text:style-name="T6">2</text:span><text:span text:style-name="T16">24</text:span><text:span text:style-name="T6"> - 1</text:span></text:p>
          </table:table-cell>
          <table:table-cell table:style-name="Table11.C4" office:value-type="string">
            <text:p text:style-name="P8"><text:span text:style-name="T6">24 bits</text:span></text:p>
          </table:table-cell>
        </table:table-row>
        <table:table-row table:style-name="Table11.1">
          <table:table-cell table:style-name="Table11.A5" office:value-type="string">
            <text:p text:style-name="P8"><text:span text:style-name="T6">Cantidad de Registros</text:span></text:p>
          </table:table-cell>
          <table:table-cell table:style-name="Table11.B5" office:value-type="string">
            <text:p text:style-name="P8"><text:span text:style-name="T6">8</text:span></text:p>
          </table:table-cell>
          <table:table-cell table:style-name="Table11.C5" office:value-type="string">
            <text:p text:style-name="P8"><text:span text:style-name="T6">3 bits (2</text:span><text:span text:style-name="T16">3</text:span><text:span text:style-name="T6">)</text:span></text:p>
          </table:table-cell>
        </table:table-row>
        <table:table-row table:style-name="Table11.1">
          <table:table-cell table:style-name="Table11.A6" office:value-type="string">
            <text:p text:style-name="P8"><text:span text:style-name="T6">Modos de Direccionamiento</text:span></text:p>
          </table:table-cell>
          <table:table-cell table:style-name="Table11.B6" office:value-type="string">
            <text:p text:style-name="P8"><text:span text:style-name="T6">3</text:span></text:p>
          </table:table-cell>
          <table:table-cell table:style-name="Table11.C6" office:value-type="string">
            <text:p text:style-name="P8"><text:span text:style-name="T6">2 bits (2</text:span><text:span text:style-name="T16">2</text:span><text:span text:style-name="T6">)</text:span></text:p>
          </table:table-cell>
        </table:table-row>
        <table:table-row table:style-name="Table11.7">
          <table:table-cell table:style-name="Table11.A7" office:value-type="string">
            <text:p text:style-name="P8"><text:span text:style-name="T6">Operaciones </text:span></text:p>
          </table:table-cell>
          <table:table-cell table:style-name="Table11.B7" office:value-type="string">
            <text:p text:style-name="P8"><text:span text:style-name="T6">4 instrucciones </text:span></text:p>
          </table:table-cell>
          <table:table-cell table:style-name="Table11.C7" office:value-type="string">
            <text:p text:style-name="P8"><text:span text:style-name="T6">2 bits</text:span></text:p>
          </table:table-cell>
        </table:table-row>
        <table:table-row table:style-name="Table11.7">
          <table:table-cell table:style-name="Table11.A8" table:number-columns-spanned="3" office:value-type="string">
            <text:p text:style-name="P8"><text:span text:style-name="T6">Para cada operando en memoria debe indicarse su modo de direccionamiento</text:span></text:p>
          </table:table-cell>
          <table:covered-table-cell/>
          <table:covered-table-cell/>
        </table:table-row>
      </table:table>
      <text:p text:style-name="P10"><text:span text:style-name="T15">Tabla 2. Tabla con instrucciones del Ejercicio 2. Elaboración propia</text:span></text:p>
      <text:p text:style-name="P15"><text:span text:style-name="T6">De la tabla anterior deducimos/calculamos:</text:span></text:p>
      <text:list xml:id="list3290227548" text:style-name="WWNum1">
        <text:list-item>
          <text:p text:style-name="P38"><text:span text:style-name="T6">Necesitaremos 2 bits para poder representar las operaciones ya que pueden tomar 4 valores (ver </text:span><text:span text:style-name="T12">Tabla 2</text:span><text:span text:style-name="T6">).</text:span></text:p>
        </text:list-item>
        <text:list-item>
          <text:p text:style-name="P38"><text:span text:style-name="T6">Necesitamos 2 bits para representar los 3 modos de direccionamiento.</text:span></text:p>
        </text:list-item>
        <text:list-item>
          <text:p text:style-name="P38"><text:span text:style-name="T6">Para la cantidad de registros necesitaremos 3 bits, ya que como nos indica el enunciado, es el número mínimo que necesitaremos para su representación.</text:span></text:p>
        </text:list-item>
      </text:list>
      <text:p text:style-name="P15"><text:span text:style-name="T6">Por todo ello, el repertorio de instrucciones y su formato quedaría del siguiente modo:</text:span></text:p>
      <text:p text:style-name="P19"/>
      <text:p text:style-name="P19"><text:soft-page-break/></text:p>
      <text:p text:style-name="P19"/>
      <text:p text:style-name="P15"><text:span text:style-name="T4">1) Formato de tipo de direccionamiento</text:span></text:p>
      <text:p text:style-name="P9"><text:span text:style-name="T4">Inmediato -&gt; Valor</text:span><text:span text:style-name="T6"> (el máximo valor representable es de 24 bits)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<text:span text:style-name="T4">MD-1</text:span></text:p>
          </table:table-cell>
          <table:table-cell table:style-name="Table12.A1" office:value-type="string">
            <text:p text:style-name="P32"><text:span text:style-name="T4">Valor</text:span></text:p>
          </table:table-cell>
        </table:table-row>
        <table:table-row table:style-name="Table12.1">
          <table:table-cell table:style-name="Table12.A2" office:value-type="string">
            <text:p text:style-name="P32"><text:span text:style-name="T4">2 bits</text:span></text:p>
          </table:table-cell>
          <table:table-cell table:style-name="Table12.B2" office:value-type="string">
            <text:p text:style-name="P32"><text:span text:style-name="T4">24 bits</text:span></text:p>
          </table:table-cell>
        </table:table-row>
      </table:table>
      <text:p text:style-name="P20"/>
      <text:p text:style-name="P9"><text:span text:style-name="T4">Directo -&gt; Dirección</text:span><text:span text:style-name="T6"> (la máxima dirección representable es de 24 bits)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text:span text:style-name="T4">MD-1</text:span></text:p>
          </table:table-cell>
          <table:table-cell table:style-name="Table13.A1" office:value-type="string">
            <text:p text:style-name="P12"><text:span text:style-name="T4">Dirección</text:span></text:p>
          </table:table-cell>
        </table:table-row>
        <table:table-row table:style-name="Table13.1">
          <table:table-cell table:style-name="Table13.A2" office:value-type="string">
            <text:p text:style-name="P12"><text:span text:style-name="T4">2 bits</text:span></text:p>
          </table:table-cell>
          <table:table-cell table:style-name="Table13.B2" office:value-type="string">
            <text:p text:style-name="P12"><text:span text:style-name="T4">24 bits</text:span></text:p>
          </table:table-cell>
        </table:table-row>
      </table:table>
      <text:p text:style-name="P2"/>
      <text:p text:style-name="P9"><text:span text:style-name="T4">Indirecto -&gt; Dirección</text:span><text:span text:style-name="T6"> (la máxima dirección representable es de 24 bits)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"><text:span text:style-name="T4">MD-1</text:span></text:p>
          </table:table-cell>
          <table:table-cell table:style-name="Table14.A1" office:value-type="string">
            <text:p text:style-name="P12"><text:span text:style-name="T4">Dirección</text:span></text:p>
          </table:table-cell>
        </table:table-row>
        <table:table-row table:style-name="Table14.1">
          <table:table-cell table:style-name="Table14.A2" office:value-type="string">
            <text:p text:style-name="P12"><text:span text:style-name="T4">2 bits</text:span></text:p>
          </table:table-cell>
          <table:table-cell table:style-name="Table14.B2" office:value-type="string">
            <text:p text:style-name="P12"><text:span text:style-name="T4">24 bits</text:span></text:p>
          </table:table-cell>
        </table:table-row>
      </table:table>
      <text:p text:style-name="P2"/>
      <text:p text:style-name="P9"><text:span text:style-name="T4">2) Formato de Instrucciones</text:span></text:p>
      <text:p text:style-name="P39"><text:span text:style-name="T4">OPERACIÓN destino, operando1, operando2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8"><text:span text:style-name="T4">COD-OP</text:span></text:p>
          </table:table-cell>
          <table:table-cell table:style-name="Table15.A1" office:value-type="string">
            <text:p text:style-name="P8"><text:span text:style-name="T4">Registro</text:span></text:p>
          </table:table-cell>
          <table:table-cell table:style-name="Table15.A1" office:value-type="string">
            <text:p text:style-name="P8"><text:span text:style-name="T4">Operando 2</text:span></text:p>
          </table:table-cell>
          <table:table-cell table:style-name="Table15.A1" office:value-type="string">
            <text:p text:style-name="P8"><text:span text:style-name="T4">MD-2</text:span></text:p>
          </table:table-cell>
          <table:table-cell table:style-name="Table15.A1" office:value-type="string">
            <text:p text:style-name="P8"><text:span text:style-name="T4">Operando 3</text:span></text:p>
          </table:table-cell>
          <table:table-cell table:style-name="Table15.A1" office:value-type="string">
            <text:p text:style-name="P8"><text:span text:style-name="T4">MD-3</text:span></text:p>
          </table:table-cell>
          <table:table-cell table:style-name="Table15.G1" office:value-type="string">
            <text:p text:style-name="P5"/>
          </table:table-cell>
        </table:table-row>
      </table:table>
      <text:p text:style-name="P9"><text:span text:style-name="T4"><text:s text:c="5"/>(C=2) <text:s text:c="8"/>(R=3) <text:s text:c="11"/>(P=24) <text:s text:c="7"/>(M=2) <text:s text:c="9"/>(P=24) <text:s text:c="11"/>(M=2) <text:s text:c="6"/>(S=7)</text:span></text:p>
      <text:p text:style-name="P15"><text:span text:style-name="T4">3) Tamaño de la Instrucción</text:span></text:p>
      <text:p text:style-name="P15"><text:span text:style-name="T5">C + R + 2 * M + 2 * P + S (bits no utilizados) = 2 + 3 + 2 * 2 + 2 * 24 + 7 = 64 bits (2 palabras)</text:span></text:p>
      <text:p text:style-name="P15"><text:soft-page-break/><text:span text:style-name="T6">Dado que el ejercicio indica que (cito) </text:span><text:span text:style-name="T4">para cada operando en memoria debe indicarse su modo de direccionamiento</text:span><text:span text:style-name="T6">, como tenemos una operación con 3 operandos, </text:span><text:span text:style-name="T4">2</text:span><text:span text:style-name="T6"> en memoria y </text:span><text:span text:style-name="T4">1</text:span><text:span text:style-name="T6"> en registro, solo se incluye el modo de direccionamiento para los </text:span><text:span text:style-name="T4">2</text:span><text:span text:style-name="T6"> operandos </text:span><text:span text:style-name="T11">en memoria</text:span><text:span text:style-name="T6">.</text:span></text:p>
      <text:p text:style-name="P13"/>
      <text:p text:style-name="P9"><text:span text:style-name="T14">CONCLUSIONES</text:span></text:p>
      <text:p text:style-name="P9"><text:span text:style-name="T6">Estos ejercicios ayudan a comprender cómo diseñar un conjunto de instrucciones que</text:span></text:p>
      <text:p text:style-name="P9"><text:span text:style-name="T6">se ajuste a las características de una arquitectura de computadora específica. Se</text:span></text:p>
      <text:p text:style-name="P9"><text:span text:style-name="T6">abordan aspectos técnicos y conceptuales, incluida la representación de instrucciones</text:span></text:p>
      <text:p text:style-name="P9"><text:span text:style-name="T6">en un espacio definido previamente, la organización de registros y memoria, y la</text:span></text:p>
      <text:p text:style-name="P9"><text:span text:style-name="T6">consideración de diferentes modos de direccionamiento... Estos son conocimientos</text:span></text:p>
      <text:p text:style-name="P9"><text:span text:style-name="T6">fundamentales en el campo de la arquitectura de computadores y sobre todo en una</text:span></text:p>
      <text:p text:style-name="P15"><text:span text:style-name="T6">carrera de Ingeniería informática.</text:span></text:p>
      <text:p text:style-name="P21"/>
      <text:p text:style-name="P15"><text:span text:style-name="T24">BIBLIOGRAFIA UTILIZADA</text:span></text:p>
      <text:p text:style-name="P15"><text:span text:style-name="T8">Figueras, G. E. (2019). ARQUITECTURA DE COMPUTADORES. Manual del curso. Universidad Internacional de Valencia. </text:span><text:span text:style-name="T9">Tema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8"><draw:image xlink:href="Pictures/10000000000000A70000004799FF50EE82642E60.png" xlink:type="simple" xlink:show="embed" xlink:actuate="onLoad" loext:mime-type="image/png"/></draw:frame></text:p>
      </style:header>
      <style:footer>
        <text:p text:style-name="MP2"><text:span text:style-name="MT1"><text:tab/></text:span><text:page-number text:select-page="current">9</text:page-number><text:span text:style-name="MT1"> de </text:span><text:page-count>9</text:page-count></text:p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99FF50EE82642E60.png" xlink:type="simple" xlink:show="embed" xlink:actuate="onLoad" loext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2" meta:object-count="0" meta:page-count="9" meta:paragraph-count="206" meta:word-count="1303" meta:character-count="7921" meta:non-whitespace-character-count="6534"/>
    <meta:generator>LibreOfficeDev/6.0.5.2$Linux_X86_64 LibreOffice_project/</meta:generator>
  </office:meta>
</office:document-meta>
</file>